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language="de" fo:country="DE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7" style:family="paragraph" style:parent-style-name="Heading_20_1">
      <style:text-properties fo:language="de" fo:country="DE"/>
    </style:style>
    <style:style style:name="P8" style:family="paragraph" style:parent-style-name="Heading_20_3">
      <style:text-properties fo:language="de" fo:country="DE"/>
    </style:style>
    <style:style style:name="P9" style:family="paragraph" style:parent-style-name="Text_20_body">
      <style:text-properties fo:language="de" fo:country="DE" officeooo:rsid="0035fe90" officeooo:paragraph-rsid="003be052"/>
    </style:style>
    <style:style style:name="P10" style:family="paragraph" style:parent-style-name="Text_20_body">
      <style:text-properties fo:language="de" fo:country="DE" officeooo:rsid="003f41c7" officeooo:paragraph-rsid="003f41c7"/>
    </style:style>
    <style:style style:name="P11" style:family="paragraph" style:parent-style-name="Text_20_body">
      <style:text-properties fo:language="de" fo:country="DE" officeooo:paragraph-rsid="00425135"/>
    </style:style>
    <style:style style:name="P12" style:family="paragraph" style:parent-style-name="Text_20_body">
      <style:text-properties fo:language="de" fo:country="DE" officeooo:rsid="0048e75e" officeooo:paragraph-rsid="0048e75e"/>
    </style:style>
    <style:style style:name="P13" style:family="paragraph" style:parent-style-name="Heading_20_3">
      <style:text-properties fo:language="de" fo:country="DE" officeooo:rsid="004c63e7" officeooo:paragraph-rsid="004c63e7"/>
    </style:style>
    <style:style style:name="P14" style:family="paragraph" style:parent-style-name="Heading_20_4">
      <style:text-properties officeooo:rsid="006850da" officeooo:paragraph-rsid="006850da"/>
    </style:style>
    <style:style style:name="P15" style:family="paragraph" style:parent-style-name="Text_20_body">
      <style:text-properties fo:language="de" fo:country="DE" officeooo:rsid="004e9c24" officeooo:paragraph-rsid="004e9c24"/>
    </style:style>
    <style:style style:name="P16" style:family="paragraph" style:parent-style-name="Text_20_body">
      <style:text-properties fo:language="de" fo:country="DE" officeooo:rsid="00610fa8" officeooo:paragraph-rsid="00658855"/>
    </style:style>
    <style:style style:name="P17" style:family="paragraph" style:parent-style-name="Text_20_body">
      <style:text-properties fo:language="de" fo:country="DE" officeooo:rsid="006850da" officeooo:paragraph-rsid="006850da"/>
    </style:style>
    <style:style style:name="P18" style:family="paragraph" style:parent-style-name="Text_20_body">
      <style:text-properties fo:language="de" fo:country="DE" officeooo:rsid="006bc659" officeooo:paragraph-rsid="0081326e"/>
    </style:style>
    <style:style style:name="P19" style:family="paragraph" style:parent-style-name="Heading_20_4">
      <style:text-properties officeooo:rsid="006e650e" officeooo:paragraph-rsid="006e650e"/>
    </style:style>
    <style:style style:name="P20" style:family="paragraph" style:parent-style-name="Text_20_body">
      <style:text-properties officeooo:rsid="006f999d" officeooo:paragraph-rsid="006f999d"/>
    </style:style>
    <style:style style:name="P21" style:family="paragraph" style:parent-style-name="Text_20_body">
      <style:text-properties officeooo:rsid="007151d8" officeooo:paragraph-rsid="007151d8"/>
    </style:style>
    <style:style style:name="P22" style:family="paragraph" style:parent-style-name="Text_20_body">
      <style:text-properties officeooo:rsid="00763986" officeooo:paragraph-rsid="0077020d"/>
    </style:style>
    <style:style style:name="P23" style:family="paragraph" style:parent-style-name="Text_20_body">
      <style:text-properties fo:language="de" fo:country="DE" officeooo:paragraph-rsid="001f4e9b" fo:background-color="#fff200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officeooo:rsid="0050adf4" fo:background-color="#ffffff" loext:char-shading-value="0" style:font-size-asian="25pt" style:font-size-complex="25pt"/>
    </style:style>
    <style:style style:name="T3" style:family="text">
      <style:text-properties fo:font-size="25pt" officeooo:rsid="0050adf4" fo:background-color="#ffffff" loext:char-shading-value="0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officeooo:rsid="003615e1"/>
    </style:style>
    <style:style style:name="T7" style:family="text">
      <style:text-properties officeooo:rsid="0037292e"/>
    </style:style>
    <style:style style:name="T8" style:family="text">
      <style:text-properties officeooo:rsid="003aac7b"/>
    </style:style>
    <style:style style:name="T9" style:family="text">
      <style:text-properties officeooo:rsid="003d5075"/>
    </style:style>
    <style:style style:name="T10" style:family="text">
      <style:text-properties officeooo:rsid="003be052"/>
    </style:style>
    <style:style style:name="T11" style:family="text">
      <style:text-properties officeooo:rsid="003d92ed"/>
    </style:style>
    <style:style style:name="T12" style:family="text">
      <style:text-properties officeooo:rsid="003ff6ba"/>
    </style:style>
    <style:style style:name="T13" style:family="text">
      <style:text-properties officeooo:rsid="00406315"/>
    </style:style>
    <style:style style:name="T14" style:family="text">
      <style:text-properties officeooo:rsid="00425135"/>
    </style:style>
    <style:style style:name="T15" style:family="text">
      <style:text-properties officeooo:rsid="00469e86"/>
    </style:style>
    <style:style style:name="T16" style:family="text">
      <style:text-properties officeooo:rsid="00483537"/>
    </style:style>
    <style:style style:name="T17" style:family="text">
      <style:text-properties officeooo:rsid="00490b17"/>
    </style:style>
    <style:style style:name="T18" style:family="text">
      <style:text-properties officeooo:rsid="004b9ac9"/>
    </style:style>
    <style:style style:name="T19" style:family="text">
      <style:text-properties officeooo:rsid="00541db8"/>
    </style:style>
    <style:style style:name="T20" style:family="text">
      <style:text-properties fo:font-style="italic" officeooo:rsid="00541db8" style:font-style-asian="italic" style:font-style-complex="italic"/>
    </style:style>
    <style:style style:name="T21" style:family="text">
      <style:text-properties fo:font-style="normal" officeooo:rsid="00541db8" style:font-style-asian="normal" style:font-style-complex="normal"/>
    </style:style>
    <style:style style:name="T22" style:family="text">
      <style:text-properties fo:font-style="italic" officeooo:rsid="005af83e" style:font-style-asian="italic" style:font-style-complex="italic"/>
    </style:style>
    <style:style style:name="T23" style:family="text">
      <style:text-properties fo:font-style="normal" officeooo:rsid="005af83e" style:font-style-asian="normal" style:font-style-complex="normal"/>
    </style:style>
    <style:style style:name="T24" style:family="text">
      <style:text-properties fo:font-style="normal" officeooo:rsid="005f41eb" style:font-style-asian="normal" style:font-style-complex="normal"/>
    </style:style>
    <style:style style:name="T25" style:family="text">
      <style:text-properties fo:font-style="normal" officeooo:rsid="0055018b" style:font-style-asian="normal" style:font-style-complex="normal"/>
    </style:style>
    <style:style style:name="T26" style:family="text">
      <style:text-properties fo:font-style="normal" officeooo:rsid="005657ce" style:font-style-asian="normal" style:font-style-complex="normal"/>
    </style:style>
    <style:style style:name="T27" style:family="text">
      <style:text-properties fo:font-style="italic" officeooo:rsid="005657ce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per 58%" fo:font-style="italic" style:font-style-asian="italic" style:font-style-complex="italic"/>
    </style:style>
    <style:style style:name="T31" style:family="text">
      <style:text-properties style:text-position="0% 100%" fo:font-style="normal" officeooo:rsid="00630f83" style:font-style-asian="normal" style:font-style-complex="normal"/>
    </style:style>
    <style:style style:name="T32" style:family="text">
      <style:text-properties style:text-position="0% 100%" fo:font-style="italic" officeooo:rsid="00630f83" style:font-style-asian="italic" style:font-style-complex="italic"/>
    </style:style>
    <style:style style:name="T33" style:family="text">
      <style:text-properties style:text-position="0% 100%" fo:font-style="normal" officeooo:rsid="006401c5" style:font-style-asian="normal" style:font-style-complex="normal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font-style="normal" officeooo:rsid="00658855" style:font-style-asian="normal" style:font-style-complex="normal"/>
    </style:style>
    <style:style style:name="T37" style:family="text">
      <style:text-properties style:text-position="0% 100%" fo:font-style="normal" officeooo:rsid="00669648" style:font-style-asian="normal" style:font-style-complex="normal"/>
    </style:style>
    <style:style style:name="T38" style:family="text">
      <style:text-properties style:text-position="0% 100%" fo:font-style="italic" officeooo:rsid="006401c5" style:font-style-asian="italic" style:font-style-complex="italic"/>
    </style:style>
    <style:style style:name="T39" style:family="text">
      <style:text-properties style:text-position="super 58%" fo:font-style="italic" officeooo:rsid="006401c5" style:font-style-asian="italic" style:font-style-complex="italic"/>
    </style:style>
    <style:style style:name="T40" style:family="text">
      <style:text-properties style:text-position="0% 100%" fo:font-style="normal" officeooo:rsid="00672a3c" style:font-style-asian="normal" style:font-style-complex="normal"/>
    </style:style>
    <style:style style:name="T41" style:family="text">
      <style:text-properties style:text-position="0% 100%" fo:font-style="normal" officeooo:rsid="00687de8" style:font-style-asian="normal" style:font-style-complex="normal"/>
    </style:style>
    <style:style style:name="T42" style:family="text">
      <style:text-properties style:text-position="0% 100%" fo:font-style="italic" officeooo:rsid="00687de8" style:font-style-asian="italic" style:font-style-complex="italic"/>
    </style:style>
    <style:style style:name="T43" style:family="text">
      <style:text-properties style:text-position="super 58%" fo:font-style="italic" officeooo:rsid="00687de8" style:font-style-asian="italic" style:font-style-complex="italic"/>
    </style:style>
    <style:style style:name="T44" style:family="text">
      <style:text-properties style:text-position="0% 100%" fo:font-style="normal" officeooo:rsid="006a43c4" style:font-style-asian="normal" style:font-style-complex="normal"/>
    </style:style>
    <style:style style:name="T45" style:family="text">
      <style:text-properties style:text-position="0% 100%" fo:font-style="italic" officeooo:rsid="00afe4c7" style:font-style-asian="italic" style:font-style-complex="italic"/>
    </style:style>
    <style:style style:name="T46" style:family="text">
      <style:text-properties style:text-position="0% 100%" fo:font-style="italic" officeooo:rsid="007f867d" style:font-style-asian="italic" style:font-style-complex="italic"/>
    </style:style>
    <style:style style:name="T47" style:family="text">
      <style:text-properties style:text-position="super 58%" fo:font-style="italic" officeooo:rsid="007f867d" style:font-style-asian="italic" style:font-style-complex="italic"/>
    </style:style>
    <style:style style:name="T48" style:family="text">
      <style:text-properties officeooo:rsid="006fa3ce"/>
    </style:style>
    <style:style style:name="T49" style:family="text">
      <style:text-properties fo:font-style="italic" officeooo:rsid="006fa3ce" style:font-style-asian="italic" style:font-style-complex="italic"/>
    </style:style>
    <style:style style:name="T50" style:family="text">
      <style:text-properties fo:font-style="italic" officeooo:rsid="007a3e75" style:font-style-asian="italic" style:font-style-complex="italic"/>
    </style:style>
    <style:style style:name="T51" style:family="text">
      <style:text-properties fo:font-style="normal" officeooo:rsid="006fa3ce" style:font-style-asian="normal" style:font-style-complex="normal"/>
    </style:style>
    <style:style style:name="T52" style:family="text">
      <style:text-properties fo:font-style="normal" officeooo:rsid="007c2651" style:font-style-asian="normal" style:font-style-complex="normal"/>
    </style:style>
    <style:style style:name="T53" style:family="text">
      <style:text-properties fo:font-style="normal" officeooo:rsid="00717a89" style:font-style-asian="normal" style:font-style-complex="normal"/>
    </style:style>
    <style:style style:name="T54" style:family="text">
      <style:text-properties fo:font-style="normal" officeooo:rsid="0072d1d6" style:font-style-asian="normal" style:font-style-complex="normal"/>
    </style:style>
    <style:style style:name="T55" style:family="text">
      <style:text-properties fo:font-style="italic" officeooo:rsid="007450ea" style:font-style-asian="italic" style:font-style-complex="italic"/>
    </style:style>
    <style:style style:name="T56" style:family="text">
      <style:text-properties fo:font-style="normal" officeooo:rsid="007450ea" style:font-style-asian="normal" style:font-style-complex="normal"/>
    </style:style>
    <style:style style:name="T57" style:family="text">
      <style:text-properties fo:font-style="italic" officeooo:rsid="00787d29" style:font-style-asian="italic" style:font-style-complex="italic"/>
    </style:style>
    <style:style style:name="T58" style:family="text">
      <style:text-properties style:text-position="0% 100%" fo:font-style="italic" officeooo:rsid="0077020d" style:font-style-asian="italic" style:font-style-complex="italic"/>
    </style:style>
    <style:style style:name="T59" style:family="text">
      <style:text-properties officeooo:rsid="001f4e9b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</text:span><text:span text:style-name="T2">2</text:span><text:span text:style-name="T1">: </text:span><text:span text:style-name="T3">Simultane Labyrinthe</text:span><text:bookmark-end text:name="__RefHeading___Toc2907_226610850"/><text:reference-mark-end text:name="Aufgabe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6T16:14:45.980999981" text:fixed="true">26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1</text:a></text:p>
          <text:p text:style-name="P4"><text:a xlink:type="simple" xlink:href="#__RefHeading___Toc632_3511790611" text:style-name="Index_20_Link" text:visited-style-name="Index_20_Link">Algorithmus<text:tab/>1</text:a></text:p>
          <text:p text:style-name="P4"><text:a xlink:type="simple" xlink:href="#__RefHeading___Toc1064_3511790611" text:style-name="Index_20_Link" text:visited-style-name="Index_20_Link">Laufzeitbestimmung<text:tab/>2</text:a></text:p>
          <text:p text:style-name="P5"><text:a xlink:type="simple" xlink:href="#__RefHeading___Toc9243_3511790611" text:style-name="Index_20_Link" text:visited-style-name="Index_20_Link">Worst-Case<text:tab/>2</text:a></text:p>
          <text:p text:style-name="P5"><text:a xlink:type="simple" xlink:href="#__RefHeading___Toc9245_3511790611" text:style-name="Index_20_Link" text:visited-style-name="Index_20_Link">Best-Case<text:tab/>2</text:a></text:p>
          <text:p text:style-name="P3"><text:a xlink:type="simple" xlink:href="#__RefHeading___Toc2234_4178761632" text:style-name="Index_20_Link" text:visited-style-name="Index_20_Link">Umsetzung<text:tab/>2</text:a></text:p>
          <text:p text:style-name="P3"><text:a xlink:type="simple" xlink:href="#__RefHeading___Toc2236_4178761632" text:style-name="Index_20_Link" text:visited-style-name="Index_20_Link">Beispiele<text:tab/>2</text:a></text:p>
          <text:p text:style-name="P3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6"/>
      <text:h text:style-name="P7" text:outline-level="1" text:is-list-header="true"><text:bookmark-start text:name="__RefHeading___Toc2232_4178761632"/>Lösungsidee<text:bookmark-end text:name="__RefHeading___Toc2232_4178761632"/></text:h>
      <text:h text:style-name="P8" text:outline-level="3"><text:bookmark-start text:name="__RefHeading___Toc632_3511790611"/>Algorithmus<text:bookmark-end text:name="__RefHeading___Toc632_3511790611"/></text:h>
      <text:p text:style-name="P9">Man <text:span text:style-name="T6">sieht die beiden Labyrinthe als ein 4D-Labyrinth, wobei die Position im 4D-Labyrinth aus den x- und y-Koordinaten der einzelnen 2D-Labyrinthe besteht.</text:span><text:span text:style-name="T7"> </text:span></text:p>
      <text:p text:style-name="P9"><text:span text:style-name="T8">Die 4D-Position </text:span><text:span text:style-name="T9">ist</text:span><text:span text:style-name="T8"> also (x1 | y1 | x2 | y2), </text:span><text:span text:style-name="T10">wobei (x1 | y1) die Position im einen und (x2 | y2) die Position im anderen Labyrinth ist. </text:span><text:span text:style-name="T11">Wenn man dann zum Beispiel nach rechts geht und beide Personen nicht blockiert sind, ist die neue Position (x1 + 1 | y1 | x2 + 1 | y2).</text:span></text:p>
      <text:p text:style-name="P10"><text:span text:style-name="T11">I</text:span>n diesem 4D-Labyrinth kann man dann A*-Suche anwenden. Diese findet den optimalen Weg und ist dabei optimal effizient, <text:span text:style-name="T12">was heißt, dass sie den kürzesten Weg findet und dabei eine minimale Anzahl an Knoten </text:span><text:span text:style-name="T13">für eine bestimmte Heuristik</text:span><text:span text:style-name="T12"> expandiert.</text:span></text:p>
      <text:p text:style-name="P11"><text:span text:style-name="T12">D</text:span><text:span text:style-name="T14">ie beste monotone Heuristik, welche ich gefunden habe, ist ein gewichteter Durchschnitt der Einzellösungen </text:span><text:span text:style-name="T15">der 2D-Labyrinthe. </text:span><text:span text:style-name="T16">Dabei hat die längere Einzellösung ein deutlich höheres Gewicht. In meinem Fall </text:span>0.99999.</text:p>
      <text:p text:style-name="P12">Die Einzellösungen k<text:span text:style-name="T17">önnen vorberechnet werden, indem man vom Ziel aus Flood-Fill ausführt und sich </text:span><text:span text:style-name="T18">für jedes</text:span><text:span text:style-name="T17"> Feld den kürzesten Weg merkt.</text:span></text:p>
      <text:h text:style-name="P13" text:outline-level="3"><text:bookmark-start text:name="__RefHeading___Toc1064_3511790611"/><text:soft-page-break/>Laufzeitbestimmung<text:bookmark-end text:name="__RefHeading___Toc1064_3511790611"/></text:h>
      <text:h text:style-name="P14" text:outline-level="4"><text:bookmark-start text:name="__RefHeading___Toc9243_3511790611"/>Worst-Case<text:bookmark-end text:name="__RefHeading___Toc9243_3511790611"/></text:h>
      <text:p text:style-name="P15">Das einfügen einer neuen Position <text:span text:style-name="T19">in den Heap hat eine Laufzeit von </text:span><text:span text:style-name="T20">O(log(n))</text:span><text:span text:style-name="T21">. </text:span><text:span text:style-name="T22">n </text:span><text:span text:style-name="T23">ist dabei die Größe des Heaps. </text:span><text:span text:style-name="T24">Es</text:span><text:span text:style-name="T25"> muss zwar </text:span><text:span text:style-name="T24">jeder </text:span><text:span text:style-name="T25">Nachbar </text:span><text:span text:style-name="T24">eingefügt</text:span><text:span text:style-name="T25"> werden, davon </text:span><text:span text:style-name="T26">gibt es aber maximal </text:span><text:span text:style-name="T27">4, </text:span><text:span text:style-name="T26">da es nur </text:span><text:span text:style-name="T27">4 </text:span><text:span text:style-name="T26">mögliche Bewegungen gibt.</text:span></text:p>
      <text:p text:style-name="P16"><text:span text:style-name="T26">D</text:span><text:span text:style-name="T28">ie Größe des Heaps ist maximal so groß, wie alle Knoten die man sich angucken muss. Da man sich maximal alle Felder des 4D-Labyrinthes angucken muss, welches </text:span><text:span text:style-name="T29">l</text:span><text:span text:style-name="T30">2</text:span><text:span text:style-name="T29">m</text:span><text:span text:style-name="T30">2 </text:span><text:span text:style-name="T31">Felder hat, wenn </text:span><text:span text:style-name="T32">l</text:span><text:span text:style-name="T31"> und </text:span><text:span text:style-name="T32">m</text:span><text:span text:style-name="T31"> die Länge und Höhe der 2D-Labyrinthe sind, </text:span><text:span text:style-name="T33">hat der Heap eine maximale Größe von </text:span><text:span text:style-name="T34">l</text:span><text:span text:style-name="T30">2</text:span><text:span text:style-name="T34">m</text:span><text:span text:style-name="T30">2</text:span><text:span text:style-name="T34">,</text:span><text:span text:style-name="T35"> </text:span><text:span text:style-name="T36">wodurch </text:span><text:span text:style-name="T37">das einfügen eine Worst-Case-Laufzeit von</text:span><text:span text:style-name="T36"> </text:span><text:span text:style-name="T38">O(log(l</text:span><text:span text:style-name="T39">2</text:span><text:span text:style-name="T38">m</text:span><text:span text:style-name="T39">2</text:span><text:span text:style-name="T38">)) </text:span><text:span text:style-name="T40">hat</text:span><text:span text:style-name="T33">.</text:span></text:p>
      <text:p text:style-name="P17"><text:span text:style-name="T33">I</text:span><text:span text:style-name="T35">m Worst-</text:span><text:span text:style-name="T41">Case muss man sich alle Felder angucken, wodurch man das erste Element des Heaps </text:span><text:span text:style-name="T42">l</text:span><text:span text:style-name="T43">2</text:span><text:span text:style-name="T42">m</text:span><text:span text:style-name="T43">2</text:span><text:span text:style-name="T41">-mal extrahieren muss und die Nachbarn von diesem </text:span><text:span text:style-name="T44">weniger oft als</text:span><text:span text:style-name="T41"> </text:span><text:span text:style-name="T42">l</text:span><text:span text:style-name="T43">2</text:span><text:span text:style-name="T42">m</text:span><text:span text:style-name="T43">2</text:span><text:span text:style-name="T41">-mal hinzufügen muss.</text:span></text:p>
      <text:p text:style-name="P18"><text:span text:style-name="T41">D</text:span><text:span text:style-name="T35">aher ist die Worst-Case-Laufzeit von A* in diesem Labyrinth weniger als </text:span><text:span text:style-name="T34">O(l</text:span><text:span text:style-name="T30">2</text:span><text:span text:style-name="T34">m</text:span><text:span text:style-name="T30">2</text:span><text:span text:style-name="T45">⋅</text:span><text:span text:style-name="T34">log(l</text:span><text:span text:style-name="T30">2</text:span><text:span text:style-name="T34">m</text:span><text:span text:style-name="T30">2</text:span><text:span text:style-name="T34">)) </text:span><text:span text:style-name="T46">= O(l</text:span><text:span text:style-name="T47">2</text:span><text:span text:style-name="T46">m</text:span><text:span text:style-name="T47">2</text:span><text:span text:style-name="T45">⋅</text:span><text:span text:style-name="T46">log(lm))</text:span><text:span text:style-name="T35">.</text:span></text:p>
      <text:h text:style-name="P19" text:outline-level="4"><text:bookmark-start text:name="__RefHeading___Toc9245_3511790611"/>Best-Case<text:bookmark-end text:name="__RefHeading___Toc9245_3511790611"/></text:h>
      <text:p text:style-name="P20">Im Best-Case ist die Größe des Heaps immer 1. <text:span text:style-name="T48">Dadurch hat das Einfügen von Elementen in den Heap </text:span><text:span text:style-name="T49">O(</text:span><text:span text:style-name="T50">log(</text:span><text:span text:style-name="T49">1</text:span><text:span text:style-name="T50">)</text:span><text:span text:style-name="T49">) </text:span><text:span text:style-name="T50">= O(1)</text:span><text:span text:style-name="T51">.</text:span></text:p>
      <text:p text:style-name="P21"><text:span text:style-name="T51">D</text:span><text:span text:style-name="T28">ie Anzahl der Felder die man im Best-Case laufen muss ist die Manhattan-Distanz von Start und Ziel im </text:span><text:span text:style-name="T52">2</text:span><text:span text:style-name="T28">D-Labyrinth</text:span><text:span text:style-name="T53">. </text:span><text:span text:style-name="T54">Diese ist in jenem </text:span><text:span text:style-name="T55">l+m</text:span><text:span text:style-name="T56">.</text:span></text:p>
      <text:p text:style-name="P22"><text:span text:style-name="T56">D</text:span><text:span text:style-name="T28">adurch ist die Best-Case-Laufzeit von A* </text:span><text:span text:style-name="T29">O(</text:span><text:span text:style-name="T57">(</text:span><text:span text:style-name="T29">l+m</text:span><text:span text:style-name="T57">)</text:span><text:span text:style-name="T45">⋅</text:span><text:span text:style-name="T58">1</text:span><text:span text:style-name="T29">) </text:span><text:span text:style-name="T57">= O(l+m)</text:span><text:span text:style-name="T28">.</text:span></text:p>
      <text:h text:style-name="P7" text:outline-level="1"><text:bookmark-start text:name="__RefHeading___Toc2234_4178761632"/>Umsetzung<text:bookmark-end text:name="__RefHeading___Toc2234_4178761632"/></text:h>
      <text:p text:style-name="P23">Hier wird kurz erläutert, wie die Lösungsidee im Programm tatsächlich umgesetzt wurde. Hier können auch Implementierungsdetails erwähnt werden.</text:p>
      <text:h text:style-name="P7" text:outline-level="1"><text:bookmark-start text:name="__RefHeading___Toc2236_4178761632"/>Beispiele<text:bookmark-end text:name="__RefHeading___Toc2236_4178761632"/></text:h>
      <text:p text:style-name="P23">Genügend Beispiele einbinden! Die Beispiele von de<text:span text:style-name="T59">n</text:span> B<text:span text:style-name="T59">WINF</text:span>-Webseite<text:span text:style-name="T59">n</text:span> sollten hier diskutiert werden, aber auch eigene Beispiele sind sehr gut – besonders wenn sie Spezialfälle abdecken. Bitte jedoch nicht 30 Seiten Programmausgabe hier einfügen!</text:p>
      <text:h text:style-name="P7" text:outline-level="1"><text:bookmark-start text:name="__RefHeading___Toc2238_4178761632"/>Quellcode<text:bookmark-end text:name="__RefHeading___Toc2238_4178761632"/></text:h>
      <text:p text:style-name="P23">Unwichtige Teile des Programms sollen hier nicht abgedruckt werden. Dieser Teil sollte nicht mehr als 2–3 Seiten umfassen, maximal 10.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 officeooo:paragraph-rsid="00510e1b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 fo:background-color="#ffffff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1fbed0"/>
    </style:style>
    <style:style style:name="MT3" style:family="text">
      <style:text-properties officeooo:rsid="002ac426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reference-ref text:reference-format="text" text:ref-name="Aufgabe">Aufgabe 2: Simultane Labyrinthe</text:reference-ref></text:span><text:tab/><text:tab/><text:span text:style-name="MT2">Teilnahme-ID: </text:span><text:span text:style-name="MT3">73795</text:span></text:p>
      </style:header>
      <style:header-first>
        <text:p text:style-name="MP2"/>
      </style:header-first>
      <style:footer>
        <text:p text:style-name="MP3"><text:tab/><text:span text:style-name="MT1"><text:page-number text:select-page="current">2</text:page-number></text:span><text:span text:style-name="MT1">/</text:span><text:span text:style-name="MT1"><text:page-count>2</text:page-count></text:span></text:p>
      </style:footer>
      <style:footer-first>
        <text:p text:style-name="MP4"><text:bookmark-start text:name="PageNumWizard_FOOTER_Standard1"/><text:page-number text:select-page="current">1</text:page-number><text:s/>/ <text:page-count>2</text:page-count><text:bookmark-end text:name="PageNumWizard_FOOTER_Standard1"/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T1H23M40S</meta:editing-duration>
    <meta:editing-cycles>86</meta:editing-cycles>
    <meta:generator>LibreOffice/24.8.6.2$Windows_X86_64 LibreOffice_project/6d98ba145e9a8a39fc57bcc76981d1fb1316c60c</meta:generator>
    <dc:date>2025-04-26T16:56:03.014000000</dc:date>
    <meta:document-statistic meta:table-count="0" meta:image-count="0" meta:object-count="0" meta:page-count="2" meta:paragraph-count="39" meta:word-count="482" meta:character-count="3099" meta:non-whitespace-character-count="2653"/>
  </office:meta>
</office:document-meta>
</file>